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udent@T15:~$ git config --global user.name "asha96alex"</text:p>
      <text:p text:style-name="Standard">student@T15:~$ git config --global user.email "ashaalex@mca.ajce.in"</text:p>
      <text:p text:style-name="Standard">student@T15:~$ git init rep</text:p>
      <text:p text:style-name="Standard">Initialized empty Git repository in /home/student/rep/.git/</text:p>
      <text:p text:style-name="Standard">student@T15:~$ cd rep</text:p>
      <text:p text:style-name="Standard">student@T15:~/rep$ gedit README</text:p>
      <text:p text:style-name="Standard">student@T15:~/rep$ gedit sample program</text:p>
      <text:p text:style-name="Standard">student@T15:~/rep$ git add sample</text:p>
      <text:p text:style-name="Standard">student@T15:~/rep$ git add README</text:p>
      <text:p text:style-name="Standard">student@T15:~/rep$ git commit -m "git started"</text:p>
      <text:p text:style-name="Standard">[master (root-commit) 8cf3e47] git started</text:p>
      <text:p text:style-name="Standard"><text:s/>2 files changed, 2 insertions(+)</text:p>
      <text:p text:style-name="Standard"><text:s/>create mode 100644 README</text:p>
      <text:p text:style-name="Standard"><text:s/>create mode 100644 sample</text:p>
      <text:p text:style-name="Standard">student@T15:~/rep$ git remote add origin https://github.com/Asha96alex/Newrepo.git</text:p>
      <text:p text:style-name="Standard">student@T15:~/rep$ git push origin master</text:p>
      <text:p text:style-name="Standard">Username for 'https://github.com': asha96alex</text:p>
      <text:p text:style-name="Standard">Password for 'https://asha96alex@github.com': </text:p>
      <text:p text:style-name="Standard">Counting objects: 4, done.</text:p>
      <text:p text:style-name="Standard">Delta compression using up to 4 threads.</text:p>
      <text:p text:style-name="Standard">Compressing objects: 100% (2/2), done.</text:p>
      <text:p text:style-name="Standard">Writing objects: 100% (4/4), 273 bytes | 273.00 KiB/s, done.</text:p>
      <text:p text:style-name="Standard">Total 4 (delta 0), reused 0 (delta 0)</text:p>
      <text:p text:style-name="Standard">To https://github.com/Asha96alex/Newrepo.git</text:p>
      <text:p text:style-name="Standard"><text:s/>* [new branch] <text:s text:c="5"/>master -&gt; master</text:p>
      <text:p text:style-name="Standard">student@T15:~/rep$ git branch newfeature</text:p>
      <text:p text:style-name="Standard">student@T15:~/rep$ git checkout newfeature</text:p>
      <text:p text:style-name="Standard">Switched to branch 'newfeature'</text:p>
      <text:p text:style-name="Standard">student@T15:~/rep$ git status</text:p>
      <text:p text:style-name="Standard">On branch newfeature</text:p>
      <text:p text:style-name="Standard">Untracked files:</text:p>
      <text:p text:style-name="Standard"><text:s text:c="2"/>(use "git add &lt;file&gt;..." to include in what will be committed)</text:p>
      <text:p text:style-name="Standard"/>
      <text:p text:style-name="Standard"><text:tab/>program</text:p>
      <text:p text:style-name="Standard"/>
      <text:p text:style-name="Standard">nothing added to commit but untracked files present (use "git add" to track)</text:p>
      <text:p text:style-name="Standard">student@T15:~/rep$ ^C</text:p>
      <text:p text:style-name="Standard">student@T15:~/rep$ git clone https://github.com/Asha96alex/Newrepo.git</text:p>
      <text:p text:style-name="Standard">Cloning into 'Newrepo'...</text:p>
      <text:p text:style-name="Standard">remote: Enumerating objects: 4, done.</text:p>
      <text:p text:style-name="Standard">remote: Counting objects: 100% (4/4), done.</text:p>
      <text:p text:style-name="Standard">remote: Compressing objects: 100% (2/2), done.</text:p>
      <text:p text:style-name="Standard">remote: Total 4 (delta 0), reused 4 (delta 0), pack-reused 0</text:p>
      <text:p text:style-name="Standard">Unpacking objects: 100% (4/4), done.</text:p>
      <text:p text:style-name="Standard">student@T15:~/rep$ git log</text:p>
      <text:p text:style-name="Standard">commit 8cf3e47bf437792a686c12ef978ba0cde6ae3ccc (HEAD -&gt; newfeature, origin/master, master)</text:p>
      <text:p text:style-name="Standard">Author: asha96alex &lt;ashaalex@mca.ajce.in&gt;</text:p>
      <text:p text:style-name="Standard">Date: <text:s text:c="2"/>Mon Apr 8 11:51:54 2019 +0530</text:p>
      <text:p text:style-name="Standard"/>
      <text:p text:style-name="Standard"><text:s text:c="4"/>git started</text:p>
      <text:p text:style-name="Standard">student@T15:~/rep$ git branch newbranch</text:p>
      <text:p text:style-name="Standard">student@T15:~/rep$ git branch -d newbranch</text:p>
      <text:p text:style-name="Standard">Deleted branch newbranch (was 8cf3e47).</text:p>
      <text:p text:style-name="Standard">student@T15:~/rep$ git push origin newfeature</text:p>
      <text:p text:style-name="Standard">Username for 'https://github.com': asha96alex</text:p>
      <text:p text:style-name="Standard">Password for 'https://asha96alex@github.com': </text:p>
      <text:p text:style-name="Standard"><text:soft-page-break/>Total 0 (delta 0), reused 0 (delta 0)</text:p>
      <text:p text:style-name="Standard">remote: </text:p>
      <text:p text:style-name="Standard">remote: Create a pull request for 'newfeature' on GitHub by visiting:</text:p>
      <text:p text:style-name="Standard">remote: <text:s text:c="5"/>https://github.com/Asha96alex/Newrepo/pull/new/newfeature</text:p>
      <text:p text:style-name="Standard">remote: </text:p>
      <text:p text:style-name="Standard">To https://github.com/Asha96alex/Newrepo.git</text:p>
      <text:p text:style-name="Standard"><text:s/>* [new branch] <text:s text:c="5"/>newfeature -&gt; newfeature</text:p>
      <text:p text:style-name="Standard"/>
      <text:p text:style-name="Standard">student@T15:~/rep$ git pull origin master</text:p>
      <text:p text:style-name="Standard">From https://github.com/Asha96alex/Newrepo</text:p>
      <text:p text:style-name="Standard"><text:s/>* branch <text:s text:c="11"/>master <text:s text:c="4"/>-&gt; FETCH_HEAD</text:p>
      <text:p text:style-name="Standard">Already up to date.</text:p>
      <text:p text:style-name="Standard">student@T15:~/rep$ git fetch origin newfeature</text:p>
      <text:p text:style-name="Standard">From https://github.com/Asha96alex/Newrepo</text:p>
      <text:p text:style-name="Standard"><text:s/>* branch <text:s text:c="11"/>newfeature -&gt; FETCH_HEAD</text:p>
      <text:p text:style-name="Standard">student@T15:~/rep$ git merge origin/newfeature</text:p>
      <text:p text:style-name="Standard">Already up to date.</text:p>
      <text:p text:style-name="Standard">student@T15:~/rep$ git branch branch2</text:p>
      <text:p text:style-name="Standard">student@T15:~/rep$ git push origin branch2</text:p>
      <text:p text:style-name="Standard">Username for 'https://github.com': asha96alex</text:p>
      <text:p text:style-name="Standard">Password for 'https://asha96alex@github.com': </text:p>
      <text:p text:style-name="Standard">Total 0 (delta 0), reused 0 (delta 0)</text:p>
      <text:p text:style-name="Standard">remote: </text:p>
      <text:p text:style-name="Standard">remote: Create a pull request for 'branch2' on GitHub by visiting:</text:p>
      <text:p text:style-name="Standard">remote: <text:s text:c="5"/>https://github.com/Asha96alex/Newrepo/pull/new/branch2</text:p>
      <text:p text:style-name="Standard">remote: </text:p>
      <text:p text:style-name="Standard">To https://github.com/Asha96alex/Newrepo.git</text:p>
      <text:p text:style-name="Standard"><text:s/>* [new branch] <text:s text:c="5"/>branch2 -&gt; branch2</text:p>
      <text:p text:style-name="Standard">student@T15:~/rep$ git branch -d branch2</text:p>
      <text:p text:style-name="Standard">Deleted branch branch2 (was 8cf3e47).</text:p>
      <text:p text:style-name="Standard">student@T15:~/rep$ </text:p>
      <text:p text:style-name="Standard">student@T15:~$ git config --global user.name "asha96alex"</text:p>
      <text:p text:style-name="Standard">student@T15:~$ git config --global user.email "ashaalex@mca.ajce.in"</text:p>
      <text:p text:style-name="Standard">student@T15:~$ cd rep</text:p>
      <text:p text:style-name="Standard">student@T15:~/rep$ git rebase -i newfeature</text:p>
      <text:p text:style-name="Standard">Successfully rebased and updated refs/heads/newfeature.</text:p>
      <text:p text:style-name="Standard"/>
      <text:p text:style-name="Standard">student@T15:~/rep$ git revert HEAD</text:p>
      <text:p text:style-name="Standard">[newfeature 070cb4f] Revert "git started"</text:p>
      <text:p text:style-name="Standard"><text:s/>2 files changed, 2 deletions(-)</text:p>
      <text:p text:style-name="Standard"><text:s/>delete mode 100644 README</text:p>
      <text:p text:style-name="Standard"><text:s/>delete mode 100644 sample</text:p>
      <text:p text:style-name="Standard"/>
      <text:p text:style-name="Standard">student@T15:~/rep$ git diff origin/master</text:p>
      <text:p text:style-name="Standard">diff --git a/README b/README</text:p>
      <text:p text:style-name="Standard">deleted file mode 100644</text:p>
      <text:p text:style-name="Standard">index d7b6e9f..0000000</text:p>
      <text:p text:style-name="Standard">--- a/README</text:p>
      <text:p text:style-name="Standard">+++ /dev/null</text:p>
      <text:p text:style-name="Standard">@@ -1 +0,0 @@</text:p>
      <text:p text:style-name="Standard">-THIS IS A GIT REPO</text:p>
      <text:p text:style-name="Standard">diff --git a/sample b/sample</text:p>
      <text:p text:style-name="Standard">deleted file mode 100644</text:p>
      <text:p text:style-name="Standard">index ddbc03f..0000000</text:p>
      <text:p text:style-name="Standard">--- a/sample</text:p>
      <text:p text:style-name="Standard">+++ /dev/null</text:p>
      <text:p text:style-name="Standard">@@ -1 +0,0 @@</text:p>
      <text:p text:style-name="Standard"><text:soft-page-break/>-DFGH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08:41.297177402</meta:creation-date>
    <dc:date>2019-04-11T16:20:27.242504944</dc:date>
    <meta:editing-duration>PT2H33M8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108" meta:word-count="483" meta:character-count="4021" meta:non-whitespace-character-count="3573"/>
  </office:meta>
</office:document-meta>
</file>